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φ_purple</text:p>
          </table:table-cell>
          <table:table-cell office:value-type="string" calcext:value-type="string">
            <text:p>12.30.37</text:p>
          </table:table-cell>
          <table:table-cell table:number-columns-repeated="13"/>
        </table:table-row>
        <table:table-row table:style-name="ro1">
          <table:table-cell/>
          <table:table-cell table:formula="of:=SIN(12.5/180*PI())" office:value-type="float" office:value="0.216439613938103" calcext:value-type="float">
            <text:p>0.21643961393810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ASIN(690/1000000000*1000*500)/PI()*180" office:value-type="float" office:value="20.1817957668774" calcext:value-type="float">
            <text:p>20.1817957668774</text:p>
          </table:table-cell>
          <table:table-cell/>
          <table:table-cell office:value-type="string" calcext:value-type="string">
            <text:p>d:</text:p>
          </table:table-cell>
          <table:table-cell office:value-type="string" calcext:value-type="string">
            <text:p>500 line/m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λ_theor</text:p>
          </table:table-cell>
          <table:table-cell table:formula="of:=[.B2]/500/1000*1000000000" office:value-type="float" office:value="432.879227876206" calcext:value-type="float">
            <text:p>432.879227876206</text:p>
          </table:table-cell>
          <table:table-cell office:value-type="string" calcext:value-type="string">
            <text:p>nm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φ deg</text:p>
          </table:table-cell>
          <table:table-cell office:value-type="string" calcext:value-type="string">
            <text:p>φ min</text:p>
          </table:table-cell>
          <table:table-cell office:value-type="string" calcext:value-type="string">
            <text:p>φ sec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λ_theor</text:p>
          </table:table-cell>
          <table:table-cell office:value-type="string" calcext:value-type="string">
            <text:p>brightness</text:p>
          </table:table-cell>
          <table:table-cell/>
          <table:table-cell office:value-type="string" calcext:value-type="string">
            <text:p>φ deg</text:p>
          </table:table-cell>
          <table:table-cell office:value-type="string" calcext:value-type="string">
            <text:p>φ min</text:p>
          </table:table-cell>
          <table:table-cell office:value-type="string" calcext:value-type="string">
            <text:p>φ sec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λ_theor</text:p>
          </table:table-cell>
          <table:table-cell office:value-type="string" calcext:value-type="string">
            <text:p>brightnes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olet</text:p>
          </table:table-cell>
          <table:table-cell table:formula="of:=SIN(([.A8]+[.B8]/60)/180*PI())/500/1000*1000000000" office:value-type="float" office:value="404.435144664076" calcext:value-type="float">
            <text:p>404.435144664076</text:p>
          </table:table-cell>
          <table:table-cell office:value-type="float" office:value="404.7" calcext:value-type="float">
            <text:p>404.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olet</text:p>
          </table:table-cell>
          <table:table-cell table:formula="of:=SIN(([.I8]+[.J8]/60)/180*PI())/500/1000*1000000000" office:value-type="float" office:value="-407.853070608368" calcext:value-type="float">
            <text:p>-407.853070608368</text:p>
          </table:table-cell>
          <table:table-cell office:value-type="float" office:value="404.7" calcext:value-type="float">
            <text:p>404.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lue</text:p>
          </table:table-cell>
          <table:table-cell table:formula="of:=SIN(([.A9]+[.B9]/60)/180*PI())/500/1000*1000000000" office:value-type="float" office:value="433.447195547229" calcext:value-type="float">
            <text:p>433.447195547229</text:p>
          </table:table-cell>
          <table:table-cell office:value-type="float" office:value="435.8" calcext:value-type="float">
            <text:p>435.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ue</text:p>
          </table:table-cell>
          <table:table-cell table:formula="of:=SIN(([.I9]+[.J9]/60)/180*PI())/500/1000*1000000000" office:value-type="float" office:value="-436.854229684056" calcext:value-type="float">
            <text:p>-436.854229684056</text:p>
          </table:table-cell>
          <table:table-cell office:value-type="float" office:value="435.8" calcext:value-type="float">
            <text:p>435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ght blue</text:p>
          </table:table-cell>
          <table:table-cell table:formula="of:=SIN(([.A10]+[.B10]/60)/180*PI())/500/1000*1000000000" office:value-type="float" office:value="490.050750566181" calcext:value-type="float">
            <text:p>490.050750566181</text:p>
          </table:table-cell>
          <table:table-cell office:value-type="float" office:value="491.6" calcext:value-type="float">
            <text:p>491.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ght blue</text:p>
          </table:table-cell>
          <table:table-cell table:formula="of:=SIN(([.I10]+[.J10]/60)/180*PI())/500/1000*1000000000" office:value-type="float" office:value="-493.434254052825" calcext:value-type="float">
            <text:p>-493.434254052825</text:p>
          </table:table-cell>
          <table:table-cell office:value-type="float" office:value="491.6" calcext:value-type="float">
            <text:p>491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reen</text:p>
          </table:table-cell>
          <table:table-cell table:formula="of:=SIN(([.A11]+[.B11]/60)/180*PI())/500/1000*1000000000" office:value-type="float" office:value="545.679993334922" calcext:value-type="float">
            <text:p>545.679993334922</text:p>
          </table:table-cell>
          <table:table-cell office:value-type="float" office:value="546.1" calcext:value-type="float">
            <text:p>546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reen</text:p>
          </table:table-cell>
          <table:table-cell table:formula="of:=SIN(([.I11]+[.J11]/60)/180*PI())/500/1000*1000000000" office:value-type="float" office:value="-545.679993334921" calcext:value-type="float">
            <text:p>-545.679993334921</text:p>
          </table:table-cell>
          <table:table-cell office:value-type="float" office:value="546.1" calcext:value-type="float">
            <text:p>546.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yellow</text:p>
          </table:table-cell>
          <table:table-cell table:formula="of:=SIN(([.A12]+[.B12]/60)/180*PI())/500/1000*1000000000" office:value-type="float" office:value="574.721039699424" calcext:value-type="float">
            <text:p>574.721039699424</text:p>
          </table:table-cell>
          <table:table-cell office:value-type="float" office:value="577" calcext:value-type="float">
            <text:p>57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yellow</text:p>
          </table:table-cell>
          <table:table-cell table:formula="of:=SIN(([.I12]+[.J12]/60)/180*PI())/500/1000*1000000000" office:value-type="float" office:value="-578.620515331904" calcext:value-type="float">
            <text:p>-578.620515331904</text:p>
          </table:table-cell>
          <table:table-cell office:value-type="float" office:value="577" calcext:value-type="float">
            <text:p>5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ellow</text:p>
          </table:table-cell>
          <table:table-cell table:formula="of:=SIN(([.A13]+[.B13]/60)/180*PI())/500/1000*1000000000" office:value-type="float" office:value="579.177387814342" calcext:value-type="float">
            <text:p>579.177387814342</text:p>
          </table:table-cell>
          <table:table-cell office:value-type="float" office:value="579.1" calcext:value-type="float">
            <text:p>579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llow</text:p>
          </table:table-cell>
          <table:table-cell table:formula="of:=SIN(([.I13]+[.J13]/60)/180*PI())/500/1000*1000000000" office:value-type="float" office:value="-578.620515331904" calcext:value-type="float">
            <text:p>-578.620515331904</text:p>
          </table:table-cell>
          <table:table-cell office:value-type="float" office:value="579.1" calcext:value-type="float">
            <text:p>579.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d</text:p>
          </table:table-cell>
          <table:table-cell table:formula="of:=SIN(([.A14]+[.B14]/60)/180*PI())/500/1000*1000000000" office:value-type="float" office:value="607.511860149257" calcext:value-type="float">
            <text:p>607.511860149257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d</text:p>
          </table:table-cell>
          <table:table-cell table:formula="of:=SIN(([.I14]+[.J14]/60)/180*PI())/500/1000*1000000000" office:value-type="float" office:value="-606.403182577136" calcext:value-type="float">
            <text:p>-606.403182577136</text:p>
          </table:table-cell>
          <table:table-cell office:value-type="float" office:value="623.4" calcext:value-type="float">
            <text:p>623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ed</text:p>
          </table:table-cell>
          <table:table-cell table:formula="of:=SIN(([.A15]+[.B15]/60)/180*PI())/500/1000*1000000000" office:value-type="float" office:value="612.498359250816" calcext:value-type="float">
            <text:p>612.498359250816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d</text:p>
          </table:table-cell>
          <table:table-cell table:formula="of:=SIN(([.I15]+[.J15]/60)/180*PI())/500/1000*1000000000" office:value-type="float" office:value="-611.944510478647" calcext:value-type="float">
            <text:p>-611.944510478647</text:p>
          </table:table-cell>
          <table:table-cell office:value-type="float" office:value="690.7" calcext:value-type="float">
            <text:p>690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d</text:p>
          </table:table-cell>
          <table:table-cell table:formula="of:=SIN(([.A16]+[.B16]/60)/180*PI())/500/1000*1000000000" office:value-type="float" office:value="623.564388699356" calcext:value-type="float">
            <text:p>623.564388699356</text:p>
          </table:table-cell>
          <table:table-cell office:value-type="float" office:value="623.4" calcext:value-type="float">
            <text:p>623.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d</text:p>
          </table:table-cell>
          <table:table-cell table:formula="of:=SIN(([.I16]+[.J16]/60)/180*PI())/500/1000*1000000000" office:value-type="float" office:value="-634.057573630335" calcext:value-type="float">
            <text:p>-634.05757363033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d</text:p>
          </table:table-cell>
          <table:table-cell table:formula="of:=SIN(([.A17]+[.B17]/60)/180*PI())/500/1000*1000000000" office:value-type="float" office:value="690.050375678563" calcext:value-type="float">
            <text:p>690.050375678563</text:p>
          </table:table-cell>
          <table:table-cell office:value-type="float" office:value="690.7" calcext:value-type="float">
            <text:p>690.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φ deg</text:p>
          </table:table-cell>
          <table:table-cell office:value-type="string" calcext:value-type="string">
            <text:p>φ min</text:p>
          </table:table-cell>
          <table:table-cell office:value-type="string" calcext:value-type="string">
            <text:p>φ sec</text:p>
          </table:table-cell>
          <table:table-cell office:value-type="string" calcext:value-type="string">
            <text:p>φ deg</text:p>
          </table:table-cell>
          <table:table-cell office:value-type="string" calcext:value-type="string">
            <text:p>φ min</text:p>
          </table:table-cell>
          <table:table-cell office:value-type="string" calcext:value-type="string">
            <text:p>φ sec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φ deg</text:p>
          </table:table-cell>
          <table:table-cell office:value-type="string" calcext:value-type="string">
            <text:p>φ min</text:p>
          </table:table-cell>
          <table:table-cell office:value-type="string" calcext:value-type="string">
            <text:p>φ sec</text:p>
          </table:table-cell>
          <table:table-cell office:value-type="string" calcext:value-type="string">
            <text:p>φ deg</text:p>
          </table:table-cell>
          <table:table-cell office:value-type="string" calcext:value-type="string">
            <text:p>φ min</text:p>
          </table:table-cell>
          <table:table-cell office:value-type="string" calcext:value-type="string">
            <text:p>φ se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43" calcext:value-type="float">
            <text:p>34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324" calcext:value-type="float">
            <text:p>324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99" calcext:value-type="float">
            <text:p>299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right</text:p>
          </table:table-cell>
          <table:table-cell table:number-columns-repeated="7"/>
          <table:table-cell office:value-type="string" calcext:value-type="string">
            <text:p>le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φ deg</text:p>
          </table:table-cell>
          <table:table-cell office:value-type="string" calcext:value-type="string">
            <text:p>φ min</text:p>
          </table:table-cell>
          <table:table-cell office:value-type="string" calcext:value-type="string">
            <text:p>φ sec</text:p>
          </table:table-cell>
          <table:table-cell office:value-type="string" calcext:value-type="string">
            <text:p>φ deg</text:p>
          </table:table-cell>
          <table:table-cell office:value-type="string" calcext:value-type="string">
            <text:p>φ min</text:p>
          </table:table-cell>
          <table:table-cell office:value-type="string" calcext:value-type="string">
            <text:p>φ sec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φ deg</text:p>
          </table:table-cell>
          <table:table-cell office:value-type="string" calcext:value-type="string">
            <text:p>φ min</text:p>
          </table:table-cell>
          <table:table-cell office:value-type="string" calcext:value-type="string">
            <text:p>φ sec</text:p>
          </table:table-cell>
          <table:table-cell office:value-type="string" calcext:value-type="string">
            <text:p>φ deg</text:p>
          </table:table-cell>
          <table:table-cell office:value-type="string" calcext:value-type="string">
            <text:p>φ min</text:p>
          </table:table-cell>
          <table:table-cell office:value-type="string" calcext:value-type="string">
            <text:p>φ se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3" calcext:value-type="float">
            <text:p>34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324" calcext:value-type="float">
            <text:p>324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0:36:38.348249037</meta:creation-date>
    <dc:date>2024-03-22T12:12:21.895306081</dc:date>
    <meta:editing-duration>PT6M32S</meta:editing-duration>
    <meta:editing-cycles>1</meta:editing-cycles>
    <meta:document-statistic meta:table-count="1" meta:cell-count="264" meta:object-count="0"/>
    <meta:generator>LibreOffice/24.2.0.3$Linux_X86_64 LibreOffice_project/420$Build-3</meta:generator>
  </office:meta>
</office:document-meta>
</file>